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IML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u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formula="of:=[.C2]+[.D2]+[.E2]+[.F2]+[.G2]" office:value-type="float" office:value="334" calcext:value-type="float">
            <text:p>334</text:p>
          </table:table-cell>
          <table:table-cell table:formula="of:=[.H2]/5"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lin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table:formula="of:=[.C3]+[.D3]+[.E3]+[.F3]+[.G3]" office:value-type="float" office:value="417" calcext:value-type="float">
            <text:p>417</text:p>
          </table:table-cell>
          <table:table-cell table:formula="of:=[.H3]/5" office:value-type="float" office:value="83.4" calcext:value-type="float">
            <text:p>83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khil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table:formula="of:=[.C4]+[.D4]+[.E4]+[.F4]+[.G4]" office:value-type="float" office:value="407" calcext:value-type="float">
            <text:p>407</text:p>
          </table:table-cell>
          <table:table-cell table:formula="of:=[.H4]/5" office:value-type="float" office:value="81.4" calcext:value-type="float">
            <text:p>81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halin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table:formula="of:=[.C5]+[.D5]+[.E5]+[.F5]+[.G5]" office:value-type="float" office:value="347" calcext:value-type="float">
            <text:p>347</text:p>
          </table:table-cell>
          <table:table-cell table:formula="of:=[.H5]/5" office:value-type="float" office:value="69.4" calcext:value-type="float">
            <text:p>69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bina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formula="of:=[.C6]+[.D6]+[.E6]+[.F6]+[.G6]" office:value-type="float" office:value="406" calcext:value-type="float">
            <text:p>406</text:p>
          </table:table-cell>
          <table:table-cell table:formula="of:=[.H6]/5" office:value-type="float" office:value="81.2" calcext:value-type="float">
            <text:p>8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42:02.533673242</meta:creation-date>
    <dc:date>2020-02-17T20:13:01.730369423</dc:date>
    <meta:editing-duration>PT20M38S</meta:editing-duration>
    <meta:editing-cycles>2</meta:editing-cycles>
    <meta:generator>LibreOffice/5.1.6.2$Linux_X86_64 LibreOffice_project/10m0$Build-2</meta:generator>
    <meta:document-statistic meta:table-count="1" meta:cell-count="54" meta:object-count="0"/>
  </office:meta>
</office:document-meta>
</file>